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4f8" officeooo:paragraph-rsid="000584f8"/>
    </style:style>
    <style:style style:name="P2" style:family="paragraph" style:parent-style-name="Standard">
      <style:text-properties officeooo:rsid="00147b7e" officeooo:paragraph-rsid="000584f8"/>
    </style:style>
    <style:style style:name="P3" style:family="paragraph" style:parent-style-name="Standard">
      <style:text-properties officeooo:rsid="00147b7e" officeooo:paragraph-rsid="00061f27"/>
    </style:style>
    <style:style style:name="P4" style:family="paragraph" style:parent-style-name="Standard">
      <style:text-properties officeooo:rsid="001401bf" officeooo:paragraph-rsid="000584f8"/>
    </style:style>
    <style:style style:name="P5" style:family="paragraph" style:parent-style-name="Standard">
      <style:text-properties officeooo:rsid="001401bf" officeooo:paragraph-rsid="00061f27"/>
    </style:style>
    <style:style style:name="P6" style:family="paragraph" style:parent-style-name="Standard">
      <style:text-properties officeooo:rsid="00061f27" officeooo:paragraph-rsid="00061f27"/>
    </style:style>
    <style:style style:name="P7" style:family="paragraph" style:parent-style-name="Standard">
      <style:text-properties officeooo:rsid="001736d2" officeooo:paragraph-rsid="00061f27"/>
    </style:style>
    <style:style style:name="P8" style:family="paragraph" style:parent-style-name="Standard">
      <style:text-properties officeooo:rsid="001401bf" officeooo:paragraph-rsid="00061f27"/>
    </style:style>
    <style:style style:name="P9" style:family="paragraph" style:parent-style-name="Standard">
      <style:text-properties officeooo:rsid="00061f27" officeooo:paragraph-rsid="00061f27"/>
    </style:style>
    <style:style style:name="T1" style:family="text">
      <style:text-properties officeooo:rsid="000584f8"/>
    </style:style>
    <style:style style:name="T2" style:family="text">
      <style:text-properties officeooo:rsid="00185187"/>
    </style:style>
    <style:style style:name="T3" style:family="text">
      <style:text-properties officeooo:rsid="00147b7e"/>
    </style:style>
    <style:style style:name="T4" style:family="text">
      <style:text-properties officeooo:rsid="00061f27"/>
    </style:style>
    <style:style style:name="T5" style:family="text">
      <style:text-properties officeooo:rsid="001616a5"/>
    </style:style>
    <style:style style:name="T6" style:family="text">
      <style:text-properties officeooo:rsid="000686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<text:span text:style-name="T1">global W</text:span></text:p>
      <text:p text:style-name="P1">W:</text:p>
      <text:p text:style-name="P1">push<text:tab/>{lr}</text:p>
      <text:p text:style-name="P1"/>
      <text:p text:style-name="P1"><text:span text:style-name="T2">l</text:span>dr,<text:tab/>r0,<text:tab/>=342</text:p>
      <text:p text:style-name="P1">ldr<text:tab/>r1,<text:tab/>=262</text:p>
      <text:p text:style-name="P1">ldr<text:tab/>r2,<text:tab/>=0xffffff</text:p>
      <text:p text:style-name="P1">ldr<text:tab/>r3,<text:tab/>=200</text:p>
      <text:p text:style-name="P1">bl<text:tab/>drawVLine</text:p>
      <text:p text:style-name="P1"/>
      <text:p text:style-name="P1"><text:span text:style-name="T2">l</text:span>dr,<text:tab/>r0,<text:tab/>=392</text:p>
      <text:p text:style-name="P1">ldr<text:tab/>r1,<text:tab/>=262</text:p>
      <text:p text:style-name="P1">ldr<text:tab/>r2,<text:tab/>=0xffffff</text:p>
      <text:p text:style-name="P1">ldr<text:tab/>r3,<text:tab/>=200</text:p>
      <text:p text:style-name="P1">bl<text:tab/>drawVLine</text:p>
      <text:p text:style-name="P1"/>
      <text:p text:style-name="P1"><text:span text:style-name="T2">l</text:span>dr,<text:tab/>r0,<text:tab/>=442</text:p>
      <text:p text:style-name="P1">ldr<text:tab/>r1,<text:tab/>=262</text:p>
      <text:p text:style-name="P1">ldr<text:tab/>r2,<text:tab/>=0xffffff</text:p>
      <text:p text:style-name="P1">ldr<text:tab/>r3,<text:tab/>=200</text:p>
      <text:p text:style-name="P1">bl<text:tab/>drawVLine</text:p>
      <text:p text:style-name="P1"/>
      <text:p text:style-name="P1"><text:span text:style-name="T2">l</text:span>dr,<text:tab/>r0,<text:tab/>=342</text:p>
      <text:p text:style-name="P1">ldr<text:tab/>r1,<text:tab/>=462</text:p>
      <text:p text:style-name="P1">ldr<text:tab/>r2,<text:tab/>=0xffffff</text:p>
      <text:p text:style-name="P1">mov<text:tab/>r3,<text:tab/>=100</text:p>
      <text:p text:style-name="P1">bl<text:tab/>drawHLine</text:p>
      <text:p text:style-name="P1"/>
      <text:p text:style-name="P1">pop<text:tab/>{pc}</text:p>
      <text:p text:style-name="P1"/>
      <text:p text:style-name="P1">.global I</text:p>
      <text:p text:style-name="P1">I:</text:p>
      <text:p text:style-name="P1">push<text:tab/>{lr}</text:p>
      <text:p text:style-name="P1"/>
      <text:p text:style-name="P1"><text:span text:style-name="T2">l</text:span>dr,<text:tab/>r0,<text:tab/>=502</text:p>
      <text:p text:style-name="P1">ldr<text:tab/>r1,<text:tab/>=262</text:p>
      <text:p text:style-name="P1">ldr<text:tab/>r2,<text:tab/>=0xffffff</text:p>
      <text:p text:style-name="P1">ldr<text:tab/>r3,<text:tab/>=200</text:p>
      <text:p text:style-name="P1">bl<text:tab/>drawVLine</text:p>
      <text:p text:style-name="P1"/>
      <text:p text:style-name="P1"><text:span text:style-name="T2">l</text:span>dr,<text:tab/>r0,<text:tab/>=452</text:p>
      <text:p text:style-name="P1">ldr<text:tab/>r1,<text:tab/>=262</text:p>
      <text:p text:style-name="P1">ldr<text:tab/>r2,<text:tab/>=0xffffff</text:p>
      <text:p text:style-name="P1">mov<text:tab/>r3,<text:tab/>#100</text:p>
      <text:p text:style-name="P1">bl<text:tab/>drawHLine</text:p>
      <text:p text:style-name="P1"/>
      <text:p text:style-name="P1"><text:span text:style-name="T2">l</text:span>dr,<text:tab/>r0,<text:tab/>=452</text:p>
      <text:p text:style-name="P1">ldr<text:tab/>r1,<text:tab/>=462</text:p>
      <text:p text:style-name="P1">ldr<text:tab/>r2,<text:tab/>=0xffffff</text:p>
      <text:p text:style-name="P1"><text:soft-page-break/>mov<text:tab/>r3,<text:tab/>#100</text:p>
      <text:p text:style-name="P1">bl<text:tab/>drawVLine</text:p>
      <text:p text:style-name="P1"/>
      <text:p text:style-name="P1">pop<text:tab/>{pc}</text:p>
      <text:p text:style-name="P1"/>
      <text:p text:style-name="P1">.global <text:s/>N</text:p>
      <text:p text:style-name="P1">N:</text:p>
      <text:p text:style-name="P1">push<text:tab/>{lr}</text:p>
      <text:p text:style-name="P1"/>
      <text:p text:style-name="P1"><text:span text:style-name="T2">l</text:span>dr,<text:tab/>r0,<text:tab/>=662</text:p>
      <text:p text:style-name="P1">ldr<text:tab/>r1,<text:tab/>=262</text:p>
      <text:p text:style-name="P1">ldr<text:tab/>r2,<text:tab/>=0xffffff</text:p>
      <text:p text:style-name="P1">ldr<text:tab/>r3,<text:tab/>=200</text:p>
      <text:p text:style-name="P1">bl<text:tab/>drawVLine</text:p>
      <text:p text:style-name="P1"/>
      <text:p text:style-name="P1"><text:span text:style-name="T2">l</text:span>dr,<text:tab/>r0,<text:tab/>=762</text:p>
      <text:p text:style-name="P1">ldr<text:tab/>r1,<text:tab/>=262</text:p>
      <text:p text:style-name="P1">ldr<text:tab/>r2,<text:tab/>=0xffffff</text:p>
      <text:p text:style-name="P1">ldr<text:tab/>r3,<text:tab/>=200</text:p>
      <text:p text:style-name="P1">bl<text:tab/>drawVLine</text:p>
      <text:p text:style-name="P1"/>
      <text:p text:style-name="P1"><text:span text:style-name="T2">l</text:span>dr,<text:tab/>r0,<text:tab/>=502</text:p>
      <text:p text:style-name="P1">ldr<text:tab/>r1,<text:tab/>=262</text:p>
      <text:p text:style-name="P1">ldr<text:tab/>r2,<text:tab/>=0xffffff</text:p>
      <text:p text:style-name="P1">ldr<text:tab/>r3,<text:tab/>=200</text:p>
      <text:p text:style-name="P1">bl<text:tab/>drawVLine</text:p>
      <text:p text:style-name="P1"/>
      <text:p text:style-name="P1"><text:span text:style-name="T2">l</text:span>dr,<text:tab/>r0,<text:tab/>=712</text:p>
      <text:p text:style-name="P1">ldr<text:tab/>r1,<text:tab/>=262</text:p>
      <text:p text:style-name="P1">ldr<text:tab/>r2,<text:tab/>=0xffffff</text:p>
      <text:p text:style-name="P1">mov<text:tab/>r3,<text:tab/>#50</text:p>
      <text:p text:style-name="P1">bl<text:tab/>drawHLine</text:p>
      <text:p text:style-name="P1"/>
      <text:p text:style-name="P1"><text:span text:style-name="T2">l</text:span>dr,<text:tab/>r0,<text:tab/>=712</text:p>
      <text:p text:style-name="P1">ldr<text:tab/>r1,<text:tab/>=462</text:p>
      <text:p text:style-name="P1">ldr<text:tab/>r2,<text:tab/>=0xffffff</text:p>
      <text:p text:style-name="P1">mov<text:tab/>r3,<text:tab/>#50</text:p>
      <text:p text:style-name="P1">bl<text:tab/>drawHLine</text:p>
      <text:p text:style-name="P1"/>
      <text:p text:style-name="P1">pop<text:tab/>{pc}</text:p>
      <text:p text:style-name="P1"/>
      <text:p text:style-name="P4">.global L<text:span text:style-name="T6">big</text:span></text:p>
      <text:p text:style-name="P4">L<text:span text:style-name="T6">big</text:span>:</text:p>
      <text:p text:style-name="P4">push {lr}</text:p>
      <text:p text:style-name="P4"/>
      <text:p text:style-name="P4">ldr<text:tab/>r<text:span text:style-name="T4">0</text:span>,<text:tab/>=2<text:span text:style-name="T4">82</text:span></text:p>
      <text:p text:style-name="P5">ldr<text:tab/>r<text:span text:style-name="T4">1</text:span>,<text:tab/>=<text:span text:style-name="T1">262</text:span></text:p>
      <text:p text:style-name="P4">ldr<text:tab/>r2,<text:tab/>=colour</text:p>
      <text:p text:style-name="P4">ldr<text:tab/>r2,<text:tab/>[r2]</text:p>
      <text:p text:style-name="P4"><text:soft-page-break/><text:span text:style-name="T4">ldr</text:span><text:tab/>r3,<text:tab/><text:span text:style-name="T4">=2</text:span>00</text:p>
      <text:p text:style-name="P4">bl<text:tab/>drawVLine</text:p>
      <text:p text:style-name="P4"/>
      <text:p text:style-name="P5">ldr<text:tab/>r<text:span text:style-name="T4">0</text:span>,<text:tab/>=2<text:span text:style-name="T4">82</text:span></text:p>
      <text:p text:style-name="P5">ldr<text:tab/>r<text:span text:style-name="T4">1</text:span>,<text:tab/>=<text:span text:style-name="T4">462</text:span></text:p>
      <text:p text:style-name="P4">mov<text:tab/>r3,<text:tab/>#<text:span text:style-name="T4">100</text:span></text:p>
      <text:p text:style-name="P4">bl<text:tab/>draw<text:span text:style-name="T3">H</text:span>Line</text:p>
      <text:p text:style-name="P4"/>
      <text:p text:style-name="P2">pop<text:tab/>{pc}</text:p>
      <text:p text:style-name="P2"/>
      <text:p text:style-name="P2">.<text:span text:style-name="T1">global O</text:span></text:p>
      <text:p text:style-name="P1">O:</text:p>
      <text:p text:style-name="P1">push<text:tab/>{lr}</text:p>
      <text:p text:style-name="P1"/>
      <text:p text:style-name="P5">ldr<text:tab/>r<text:span text:style-name="T4">0</text:span>,<text:tab/>=<text:span text:style-name="T4">392</text:span></text:p>
      <text:p text:style-name="P5">ldr<text:tab/>r<text:span text:style-name="T4">1</text:span>,<text:tab/>=<text:span text:style-name="T4">262</text:span></text:p>
      <text:p text:style-name="P6">mov<text:tab/>r2,<text:tab/>#100</text:p>
      <text:p text:style-name="P6">ldr<text:tab/>r3,<text:tab/>=200</text:p>
      <text:p text:style-name="P6">bl<text:tab/>drawBox</text:p>
      <text:p text:style-name="P1"/>
      <text:p text:style-name="P1">pop<text:tab/>{pc}</text:p>
      <text:p text:style-name="P1"/>
      <text:p text:style-name="P1">.global<text:tab/>S</text:p>
      <text:p text:style-name="P1">S:</text:p>
      <text:p text:style-name="P7">push<text:tab/>{lr}</text:p>
      <text:p text:style-name="P5">ldr<text:tab/>r<text:span text:style-name="T4">0</text:span>,<text:tab/>=<text:span text:style-name="T4">502</text:span></text:p>
      <text:p text:style-name="P5">ldr<text:tab/>r<text:span text:style-name="T4">1</text:span>,<text:tab/>=<text:span text:style-name="T4">262</text:span></text:p>
      <text:p text:style-name="P5">ldr<text:tab/>r2,<text:tab/>=colour</text:p>
      <text:p text:style-name="P5">ldr<text:tab/>r2,<text:tab/>[r2]</text:p>
      <text:p text:style-name="P5">mov<text:tab/>r3,<text:tab/>#<text:span text:style-name="T4">100</text:span></text:p>
      <text:p text:style-name="P5">bl<text:tab/>drawVLine</text:p>
      <text:p text:style-name="P5"/>
      <text:p text:style-name="P5">ldr<text:tab/>r0,<text:tab/>=552</text:p>
      <text:p text:style-name="P5">ldr<text:tab/>r<text:span text:style-name="T4">1</text:span>,<text:tab/>=<text:span text:style-name="T4">362</text:span></text:p>
      <text:p text:style-name="P3">mov<text:tab/>r3,<text:tab/>#<text:span text:style-name="T4">100</text:span></text:p>
      <text:p text:style-name="P3">bl<text:tab/>drawVLine</text:p>
      <text:p text:style-name="P3"/>
      <text:p text:style-name="P5">ldr<text:tab/>r<text:span text:style-name="T4">0</text:span>,<text:tab/>=<text:span text:style-name="T4">502</text:span></text:p>
      <text:p text:style-name="P5">ldr<text:tab/>r<text:span text:style-name="T4">1</text:span>,<text:tab/>=<text:span text:style-name="T4">262</text:span></text:p>
      <text:p text:style-name="P3">mov<text:tab/>r3,<text:tab/>#<text:span text:style-name="T4">100</text:span></text:p>
      <text:p text:style-name="P3">bl<text:tab/>drawHLine</text:p>
      <text:p text:style-name="P3"/>
      <text:p text:style-name="P5">ldr<text:tab/>r<text:span text:style-name="T4">0</text:span>,<text:tab/>=<text:span text:style-name="T4">502</text:span></text:p>
      <text:p text:style-name="P5">ldr<text:tab/>r<text:span text:style-name="T4">1</text:span>,<text:tab/>=<text:span text:style-name="T4">362</text:span></text:p>
      <text:p text:style-name="P3">mov<text:tab/>r3,<text:tab/>#<text:span text:style-name="T4">100</text:span></text:p>
      <text:p text:style-name="P3">bl<text:tab/>drawHLine</text:p>
      <text:p text:style-name="P3"/>
      <text:p text:style-name="P3">ldr<text:tab/>r<text:span text:style-name="T5">1</text:span>,<text:tab/>=<text:span text:style-name="T4">502</text:span></text:p>
      <text:p text:style-name="P3">ldr<text:tab/>r<text:span text:style-name="T5">0</text:span>,<text:tab/>=<text:span text:style-name="T4">462</text:span></text:p>
      <text:p text:style-name="P3"><text:soft-page-break/>mov<text:tab/>r3,<text:tab/>#<text:span text:style-name="T4">100</text:span></text:p>
      <text:p text:style-name="P3">bl<text:tab/>drawHLine</text:p>
      <text:p text:style-name="P7">pop<text:tab/>{pc}</text:p>
      <text:p text:style-name="P7"/>
      <text:p text:style-name="P1">.global E</text:p>
      <text:p text:style-name="P1">E:</text:p>
      <text:p text:style-name="P1">push<text:tab/>{lr}</text:p>
      <text:p text:style-name="P1"/>
      <text:p text:style-name="P5">ldr<text:tab/>r<text:span text:style-name="T4">0</text:span>,<text:tab/>=<text:span text:style-name="T4">612</text:span></text:p>
      <text:p text:style-name="P5">ldr<text:tab/>r<text:span text:style-name="T4">1</text:span>,<text:tab/>=<text:span text:style-name="T4">262</text:span></text:p>
      <text:p text:style-name="P5">ldr<text:tab/>r2,<text:tab/>=colour</text:p>
      <text:p text:style-name="P5">ldr<text:tab/>r2,<text:tab/>[r2<text:span text:style-name="T4">]</text:span></text:p>
      <text:p text:style-name="P5"><text:span text:style-name="T4">ldr</text:span><text:tab/>r3,<text:tab/><text:span text:style-name="T4">=200</text:span></text:p>
      <text:p text:style-name="P5">bl<text:tab/>drawVLine</text:p>
      <text:p text:style-name="P5"/>
      <text:p text:style-name="P5">ldr<text:tab/>r<text:span text:style-name="T4">0</text:span>,<text:tab/>=<text:span text:style-name="T4">612</text:span></text:p>
      <text:p text:style-name="P5">ldr<text:tab/>r<text:span text:style-name="T4">1</text:span>,<text:tab/>=<text:span text:style-name="T4">262</text:span></text:p>
      <text:p text:style-name="P5">mov<text:tab/>r3,<text:tab/>#<text:span text:style-name="T4">100</text:span></text:p>
      <text:p text:style-name="P5">bl<text:tab/>draw<text:span text:style-name="T4">H</text:span>Line</text:p>
      <text:p text:style-name="P5"/>
      <text:p text:style-name="P5">ldr<text:tab/>r<text:span text:style-name="T4">0</text:span>,<text:tab/>=<text:span text:style-name="T4">612</text:span></text:p>
      <text:p text:style-name="P5">ldr<text:tab/>r<text:span text:style-name="T4">1</text:span>,<text:tab/>=<text:span text:style-name="T4">362</text:span></text:p>
      <text:p text:style-name="P5">mov<text:tab/>r3,<text:tab/>#<text:span text:style-name="T4">100</text:span></text:p>
      <text:p text:style-name="P6"/>
      <text:p text:style-name="P5">bl<text:tab/>draw<text:span text:style-name="T4">H</text:span>Line</text:p>
      <text:p text:style-name="P5">ldr<text:tab/>r<text:span text:style-name="T4">0</text:span>,<text:tab/>=<text:span text:style-name="T4">612</text:span></text:p>
      <text:p text:style-name="P5">ldr<text:tab/>r<text:span text:style-name="T4">1</text:span>,<text:tab/>=<text:span text:style-name="T4">462</text:span></text:p>
      <text:p text:style-name="P5">mov<text:tab/>r3,<text:tab/>#<text:span text:style-name="T4">100</text:span></text:p>
      <text:p text:style-name="P5">bl<text:tab/>draw<text:span text:style-name="T4">H</text:span>Line</text:p>
      <text:p text:style-name="P1"/>
      <text:p text:style-name="P1">pop<text:tab/>{pc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9T23:29:29.399000000</meta:creation-date>
    <dc:date>2013-11-10T00:33:42.273000000</dc:date>
    <meta:editing-duration>PT17M21S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4" meta:paragraph-count="143" meta:word-count="370" meta:character-count="1660" meta:non-whitespace-character-count="1432"/>
  </office:meta>
</office:document-meta>
</file>